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Heading_20_1">
      <style:text-properties officeooo:rsid="001deb6a" officeooo:paragraph-rsid="001deb6a"/>
    </style:style>
    <style:style style:name="P26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61482871" text:style-name="Outline">
        <text:list-item>
          <text:h text:style-name="P26" text:outline-level="1">Link</text:h>
        </text:list-item>
        <text:list-item>
          <text:h text:style-name="P25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Tema</text:p>
          </table:table-cell>
          <table:table-cell table:style-name="Table1.B1" office:value-type="string">
            <text:p text:style-name="P24">Link</text:p>
          </table:table-cell>
        </table:table-row>
        <table:table-row>
          <table:table-cell table:style-name="Table1.A2" office:value-type="string">
            <text:p text:style-name="P22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20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4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</table:table-cell>
        </table:table-row>
        <table:table-row>
          <table:table-cell table:style-name="Table1.A2" office:value-type="string">
            <text:p text:style-name="P13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5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</table:table-cell>
        </table:table-row>
        <table:table-row>
          <table:table-cell table:style-name="Table1.A2" office:value-type="string">
            <text:p text:style-name="P12">Flutter textos</text:p>
          </table:table-cell>
          <table:table-cell table:style-name="Table1.B2" office:value-type="string">
            <text:p text:style-name="P12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3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16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15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19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<text:soft-page-break/>que es reactive</text:p>
          </table:table-cell>
        </table:table-row>
        <table:table-row>
          <table:table-cell table:style-name="Table1.A2" office:value-type="string">
            <text:p text:style-name="P21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12" office:value-type="string">
            <text:p text:style-name="P17">Redes proxy</text:p>
          </table:table-cell>
          <table:table-cell table:style-name="Table1.B12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17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objects-in-sharedpreferences-b7880d0ee2e4</text:a></text:p>
          </table:table-cell>
        </table:table-row>
        <table:table-row>
          <table:table-cell table:style-name="Table1.A2" office:value-type="string">
            <text:p text:style-name="P18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9-09-07T21:21:03.876791480</meta:creation-date>
    <meta:editing-duration>PT3H53M22S</meta:editing-duration>
    <meta:generator>LibreOffice/6.2.7.1$MacOSX_X86_64 LibreOffice_project/23edc44b61b830b7d749943e020e96f5a7df63bf</meta:generator>
    <dc:date>2019-09-27T22:00:30.856226273</dc:date>
    <meta:document-statistic meta:table-count="1" meta:image-count="0" meta:object-count="0" meta:page-count="3" meta:paragraph-count="47" meta:word-count="70" meta:character-count="1628" meta:non-whitespace-character-count="1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